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8774" officeooo:paragraph-rsid="00158774"/>
    </style:style>
    <style:style style:name="P2" style:family="paragraph" style:parent-style-name="Standard">
      <style:paragraph-properties fo:text-align="center" style:justify-single-word="false"/>
      <style:text-properties officeooo:rsid="00158774" officeooo:paragraph-rsid="00158774"/>
    </style:style>
    <style:style style:name="P3" style:family="paragraph" style:parent-style-name="Standard">
      <style:text-properties officeooo:rsid="00169be0" officeooo:paragraph-rsid="00169be0"/>
    </style:style>
    <style:style style:name="P4" style:family="paragraph" style:parent-style-name="Standard">
      <style:text-properties officeooo:rsid="00169be0" officeooo:paragraph-rsid="00183aba"/>
    </style:style>
    <style:style style:name="P5" style:family="paragraph" style:parent-style-name="Standard">
      <style:text-properties officeooo:rsid="00183aba" officeooo:paragraph-rsid="00183aba"/>
    </style:style>
    <style:style style:name="P6" style:family="paragraph" style:parent-style-name="Standard">
      <style:text-properties officeooo:rsid="0019f278" officeooo:paragraph-rsid="0019f278"/>
    </style:style>
    <style:style style:name="P7" style:family="paragraph" style:parent-style-name="Standard">
      <style:text-properties officeooo:rsid="0019f5cf" officeooo:paragraph-rsid="0019f5cf"/>
    </style:style>
    <style:style style:name="T1" style:family="text">
      <style:text-properties officeooo:rsid="0015877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83a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bsolute Oddness</text:p>
      <text:p text:style-name="P2">by Sven Nilsen, 2016</text:p>
      <text:p text:style-name="P1"/>
      <text:p text:style-name="P1">When searching for symmetric paths, I discovered something curious. The formulas I used for even and odd numbers were the following:</text:p>
      <text:p text:style-name="P1"/>
      <text:p text:style-name="P1"><text:tab/>even(x) = (x%2)==0</text:p>
      <text:p text:style-name="P1"><text:tab/>odd(x) = (x%2)==1</text:p>
      <text:p text:style-name="P1"/>
      <text:p text:style-name="P3">Usually we think about even and odd numbers as two mirror images. If a whole number does not belong to one group, it belongs to the other.</text:p>
      <text:p text:style-name="P3"/>
      <text:p text:style-name="P3">Yet, on closer inspection this turns out to be false. It is true for <text:span text:style-name="T2">positive whole numbers</text:span>, but false for negative.</text:p>
      <text:p text:style-name="P3"/>
      <text:p text:style-name="P3">Because I made the assumption that it was true for all whole numbers, I could not understand at first why the search did not connect `add[odd] &lt;=&gt; eq`, but found `add[even] &lt;=&gt; eq` only.</text:p>
      <text:p text:style-name="P3"/>
      <text:p text:style-name="P4">The reason was that<text:span text:style-name="T3"> negative numbers were included in the search input! If you take modulus 2 (%2) of a number, you get one element of the set {0, 1, -1}.</text:span></text:p>
      <text:p text:style-name="P4"/>
      <text:p text:style-name="P4"><text:span text:style-name="T3">In order to fully make sense of odd numbers, you need 3 different functions:</text:span></text:p>
      <text:p text:style-name="P3"/>
      <text:p text:style-name="P4"><text:tab/><text:span text:style-name="T1">odd(x) = (x%2)==1</text:span></text:p>
      <text:p text:style-name="P4"><text:tab/><text:span text:style-name="T3">neg_odd(x) = (x%2)==-1</text:span></text:p>
      <text:p text:style-name="P4"><text:tab/><text:span text:style-name="T3">abs_odd(x) = abs(x%2)==1</text:span></text:p>
      <text:p text:style-name="P4"/>
      <text:p text:style-name="P5">When using both positive and negative numbers, then `abs_odd` is the only mirror image of `even`.</text:p>
      <text:p text:style-name="P5"/>
      <text:p text:style-name="P6">For positive numbers:</text:p>
      <text:p text:style-name="P6"/>
      <text:p text:style-name="P6"><text:tab/>abs_odd &lt;=&gt; odd</text:p>
      <text:p text:style-name="P6"/>
      <text:p text:style-name="P7">This means that if you search with positive numbers, then for each symmetric path that uses `odd` there is a symmetric path using `abs_odd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3:50:10.045582000</meta:creation-date>
    <dc:date>2016-12-12T16:15:27.202970000</dc:date>
    <meta:editing-duration>PT12M5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7" meta:word-count="215" meta:character-count="1215" meta:non-whitespace-character-count="1011"/>
  </office:meta>
</office:document-meta>
</file>